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14f2df" officeooo:paragraph-rsid="0014f2df" style:font-size-asian="24.5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4f2df" officeooo:paragraph-rsid="0014f2d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65068" officeooo:paragraph-rsid="0016506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83f1a" officeooo:paragraph-rsid="00183f1a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868e1" officeooo:paragraph-rsid="001868e1" style:font-size-asian="12.25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normal" officeooo:rsid="0014f2df" officeooo:paragraph-rsid="0014f2df" style:font-size-asian="12.25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weight="normal" officeooo:rsid="00165068" officeooo:paragraph-rsid="00165068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65068" officeooo:paragraph-rsid="00165068" style:font-size-asian="12.25pt" style:font-weight-asian="normal" style:font-size-complex="14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4pt" fo:font-weight="normal" officeooo:rsid="00165068" officeooo:paragraph-rsid="00165068" style:font-size-asian="12.25pt" style:font-weight-asian="normal" style:font-size-complex="14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4pt" fo:font-weight="normal" officeooo:rsid="00165068" officeooo:paragraph-rsid="00165068" style:font-size-asian="12.25pt" style:font-weight-asian="normal" style:font-size-complex="14pt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4pt" fo:font-weight="normal" officeooo:rsid="00165068" officeooo:paragraph-rsid="00165068" style:font-size-asian="12.25pt" style:font-weight-asian="normal" style:font-size-complex="14pt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fo:font-size="14pt" fo:font-weight="normal" officeooo:rsid="00165068" officeooo:paragraph-rsid="00165068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83f1a" officeooo:paragraph-rsid="00183f1a" style:font-size-asian="12.25pt" style:font-weight-asian="normal" style:font-size-complex="14pt" style:font-weight-complex="normal"/>
    </style:style>
    <style:style style:name="P14" style:family="paragraph" style:parent-style-name="Standard" style:list-style-name="L7">
      <style:paragraph-properties fo:text-align="start" style:justify-single-word="false"/>
      <style:text-properties fo:font-size="14pt" fo:font-weight="normal" officeooo:rsid="00183f1a" officeooo:paragraph-rsid="00183f1a" style:font-size-asian="12.25pt" style:font-weight-asian="normal" style:font-size-complex="14pt" style:font-weight-complex="normal"/>
    </style:style>
    <style:style style:name="P15" style:family="paragraph" style:parent-style-name="Standard" style:list-style-name="L8">
      <style:paragraph-properties fo:text-align="start" style:justify-single-word="false"/>
      <style:text-properties fo:font-size="14pt" fo:font-weight="normal" officeooo:rsid="00183f1a" officeooo:paragraph-rsid="00183f1a" style:font-size-asian="12.25pt" style:font-weight-asian="normal" style:font-size-complex="14pt" style:font-weight-complex="normal"/>
    </style:style>
    <style:style style:name="P16" style:family="paragraph" style:parent-style-name="Standard" style:list-style-name="L9">
      <style:paragraph-properties fo:text-align="start" style:justify-single-word="false"/>
      <style:text-properties fo:font-size="14pt" fo:font-weight="normal" officeooo:rsid="001868e1" officeooo:paragraph-rsid="001868e1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868e1" officeooo:paragraph-rsid="001868e1" style:font-size-asian="12.25pt" style:font-weight-asian="normal" style:font-size-complex="14pt" style:font-weight-complex="normal"/>
    </style:style>
    <style:style style:name="P18" style:family="paragraph" style:parent-style-name="Standard" style:list-style-name="L10">
      <style:paragraph-properties fo:text-align="start" style:justify-single-word="false"/>
      <style:text-properties fo:font-size="14pt" fo:font-weight="normal" officeooo:rsid="001868e1" officeooo:paragraph-rsid="001868e1" style:font-size-asian="12.25pt" style:font-weight-asian="normal" style:font-size-complex="14pt" style:font-weight-complex="normal"/>
    </style:style>
    <style:style style:name="T1" style:family="text">
      <style:text-properties officeooo:rsid="001a173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le Content Requir<text:span text:style-name="T1">e</text:span>ments</text:p>
      <text:p text:style-name="P1"/>
      <text:p text:style-name="P2">Home Page</text:p>
      <text:p text:style-name="P2"/>
      <text:list xml:id="list963473389" text:style-name="L1">
        <text:list-item>
          <text:p text:style-name="P6">1 x hero image of temple size 1920x1080</text:p>
        </text:list-item>
        <text:list-item>
          <text:p text:style-name="P7">4 x goddess images with descriptions size 550x400</text:p>
        </text:list-item>
      </text:list>
      <text:p text:style-name="P8"/>
      <text:p text:style-name="P3">About Page</text:p>
      <text:p text:style-name="P3"/>
      <text:list xml:id="list3976145747" text:style-name="L3">
        <text:list-item>
          <text:p text:style-name="P9">1 x hero image of temple size 1920x1080</text:p>
        </text:list-item>
        <text:list-item>
          <text:p text:style-name="P9">Overview about temple history</text:p>
        </text:list-item>
        <text:list-item>
          <text:p text:style-name="P9">1 x background image size 1920x1080</text:p>
        </text:list-item>
      </text:list>
      <text:p text:style-name="P8"/>
      <text:p text:style-name="P3">History Page</text:p>
      <text:p text:style-name="P3"/>
      <text:list xml:id="list145551125" text:style-name="L4">
        <text:list-item>
          <text:p text:style-name="P10">1 x image of goddess size 550x650</text:p>
        </text:list-item>
        <text:list-item>
          <text:p text:style-name="P10">Information on full history of temple</text:p>
        </text:list-item>
      </text:list>
      <text:p text:style-name="P8"/>
      <text:p text:style-name="P3">Festival Page</text:p>
      <text:p text:style-name="P3"/>
      <text:list xml:id="list3466101844" text:style-name="L5">
        <text:list-item>
          <text:p text:style-name="P11">5 x images size 550x400 of festivals and description of each festival eg: cavady etc... </text:p>
        </text:list-item>
      </text:list>
      <text:p text:style-name="P8"/>
      <text:p text:style-name="P3">Gallery Page</text:p>
      <text:p text:style-name="P3"/>
      <text:list xml:id="list1876639219" text:style-name="L6">
        <text:list-item>
          <text:p text:style-name="P12">12 x general temple photos size 550x650</text:p>
        </text:list-item>
      </text:list>
      <text:p text:style-name="P8"/>
      <text:p text:style-name="P4">Team Page</text:p>
      <text:p text:style-name="P4"/>
      <text:list xml:id="list2605342261" text:style-name="L7">
        <text:list-item>
          <text:p text:style-name="P14">4 x images size 550x650 of your senior members eg: chairman etc...</text:p>
        </text:list-item>
        <text:list-item>
          <text:p text:style-name="P14">Their twitter handle facebook handle etc...</text:p>
        </text:list-item>
      </text:list>
      <text:p text:style-name="P13"/>
      <text:p text:style-name="P4">Shrines in temple Page</text:p>
      <text:p text:style-name="P4"/>
      <text:list xml:id="list903867266" text:style-name="L8">
        <text:list-item>
          <text:p text:style-name="P15">12 x images of shrines in temple size 550x650</text:p>
        </text:list-item>
      </text:list>
      <text:p text:style-name="P13"/>
      <text:p text:style-name="P5">Calendar Page</text:p>
      <text:p text:style-name="P5"/>
      <text:list xml:id="list3320263431" text:style-name="L9">
        <text:list-item>
          <text:p text:style-name="P16">Date Day and festival name</text:p>
        </text:list-item>
      </text:list>
      <text:p text:style-name="P17"/>
      <text:p text:style-name="P5">Footer Page</text:p>
      <text:p text:style-name="P5"/>
      <text:list xml:id="list3564075422" text:style-name="L10">
        <text:list-item>
          <text:p text:style-name="P18">Temple email, phone, twitter, whatsapp, facebook and bank account detail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14:09:43.054350708</meta:creation-date>
    <dc:date>2024-06-24T14:27:24.842736490</dc:date>
    <meta:editing-duration>PT17M40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148" meta:character-count="793" meta:non-whitespace-character-count="682"/>
  </office:meta>
</office:document-meta>
</file>